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71cm" svg:height="0.655cm" svg:x="1.463cm" svg:y="1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32cm" svg:height="0.469cm" svg:x="1.507cm" svg:y="1.89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1" xml:id="id2" draw:id="id2" draw:layer="layout" svg:width="0.71cm" svg:height="0.655cm" svg:x="3.078cm" svg:y="3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32cm" svg:height="0.469cm" svg:x="3.122cm" svg:y="3.5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3" draw:text-style-name="P1" draw:layer="layout" draw:type="curve" svg:x1="1.818cm" svg:y1="2.465cm" svg:x2="3.078cm" svg:y2="3.782cm" draw:start-shape="id1" draw:start-glue-point="8" draw:end-shape="id2" svg:d="m1818 2465c0 878 420 1317 1260 1317">
          <text:p/>
        </draw:connector>
        <draw:connector draw:style-name="gr3" draw:text-style-name="P1" draw:layer="layout" draw:type="curve" svg:x1="2.173cm" svg:y1="2.138cm" svg:x2="3.433cm" svg:y2="3.455cm" draw:start-shape="id1" draw:start-glue-point="10" draw:end-shape="id2" draw:end-glue-point="4" svg:d="m2173 2138c840 0 1260 439 1260 1317">
          <text:p/>
        </draw:connector>
        <draw:frame draw:style-name="gr2" draw:layer="layout" svg:width="0.834cm" svg:height="0.469cm" svg:x="2.552cm" svg:y="1.7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817cm" svg:height="0.469cm" svg:x="1.479cm" svg:y="3.55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" draw:text-style-name="P1" xml:id="id3" draw:id="id3" draw:layer="measurelines" svg:width="0.71cm" svg:height="0.655cm" svg:x="4.959cm" svg:y="2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measurelines" svg:width="0.632cm" svg:height="0.469cm" svg:x="4.988cm" svg:y="2.96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3" draw:text-style-name="P1" draw:layer="measurelines" draw:type="curve" svg:x1="3.182cm" svg:y1="4.014cm" svg:x2="3.684cm" svg:y2="4.014cm" draw:start-shape="id2" draw:start-glue-point="7" draw:end-shape="id2" draw:end-glue-point="9" svg:d="m3182 4014c0 895 502 895 502 0">
          <text:p/>
        </draw:connector>
        <draw:connector draw:style-name="gr3" draw:text-style-name="P1" draw:layer="measurelines" draw:type="curve" svg:x1="3.788cm" svg:y1="3.783cm" svg:x2="5.314cm" svg:y2="3.539cm" draw:start-shape="id2" draw:start-glue-point="10" draw:end-shape="id3" draw:end-glue-point="8" svg:d="m3788 3783c879 0 732 129 894 256s632 251 632-500">
          <text:p/>
        </draw:connector>
        <draw:frame draw:style-name="gr2" draw:layer="measurelines" svg:width="0.834cm" svg:height="0.469cm" svg:x="3.026cm" svg:y="4.73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measurelines" svg:width="0.817cm" svg:height="0.469cm" svg:x="4.599cm" svg:y="4.19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" draw:text-style-name="P1" xml:id="id5" draw:id="id5" draw:layer="measurelines" svg:width="0.71cm" svg:height="0.655cm" svg:x="4.583cm" svg:y="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xml:id="id4" draw:id="id4" draw:layer="measurelines" svg:width="0.64cm" svg:height="0.469cm" svg:x="4.627cm" svg:y="1.46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onnector draw:style-name="gr3" draw:text-style-name="P1" draw:layer="measurelines" draw:type="curve" svg:x1="5.669cm" svg:y1="3.212cm" svg:x2="5.267cm" svg:y2="1.7cm" draw:start-shape="id3" draw:start-glue-point="10" draw:end-shape="id4" draw:end-glue-point="1" svg:d="m5669 3212c753 0 954-1512-402-1512">
          <text:p/>
        </draw:connector>
        <draw:frame draw:style-name="gr2" draw:layer="measurelines" svg:width="1.678cm" svg:height="0.469cm" svg:x="6.243cm" svg:y="2.02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onnector draw:style-name="gr3" draw:text-style-name="P1" draw:layer="measurelines" draw:type="curve" svg:x1="4.583cm" svg:y1="1.709cm" svg:x2="3.684cm" svg:y2="3.551cm" draw:start-shape="id5" draw:start-glue-point="6" draw:end-shape="id2" draw:end-glue-point="11" svg:d="m4583 1709c-600 0-899 614-899 1842">
          <text:p/>
        </draw:connector>
        <draw:frame draw:style-name="gr2" draw:layer="measurelines" svg:width="0.834cm" svg:height="0.469cm" svg:x="3.442cm" svg:y="1.43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onnector draw:style-name="gr3" draw:text-style-name="P1" draw:layer="measurelines" draw:type="curve" svg:x1="4.687cm" svg:y1="1.94cm" svg:x2="5.063cm" svg:y2="2.98cm" draw:start-shape="id5" draw:start-glue-point="7" draw:end-shape="id3" draw:end-glue-point="5" svg:d="m4687 1940c0 780 376 260 376 1040">
          <text:p/>
        </draw:connector>
        <draw:frame draw:style-name="gr2" draw:layer="measurelines" svg:width="0.817cm" svg:height="0.469cm" svg:x="4.083cm" svg:y="2.328cm">
          <draw:object xlink:href="./Object 12" xlink:type="simple" xlink:show="embed" xlink:actuate="onLoad"/>
          <draw:image xlink:href="./ObjectReplacements/Object 1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08T14:41:45</dc:date>
    <dc:creator>kkk </dc:creator>
    <meta:editing-duration>PT8H43M12S</meta:editing-duration>
    <meta:editing-cycles>41</meta:editing-cycles>
    <meta:generator>LibreOffice/3.3$Linux LibreOffice_project/330m19$Build-401</meta:generator>
    <meta:document-statistic meta:object-count="22"/>
  </office:meta>
</office:document-meta>
</file>

<file path=Object 1/content.xml><?xml version="1.0" encoding="utf-8"?>
<math xmlns="http://www.w3.org/1998/Math/MathML">
  <semantics>
    <mn>00</mn>
    <annotation encoding="StarMath 5.0">00</annotation>
  </semantics>
</math>
</file>

<file path=Object 10/content.xml><?xml version="1.0" encoding="utf-8"?>
<math xmlns="http://www.w3.org/1998/Math/MathML">
  <semantics>
    <mrow>
      <mrow>
        <mn>0</mn>
        <mo stretchy="false">/</mo>
        <mn>0</mn>
      </mrow>
      <mi>,</mi>
      <mrow>
        <mn>1</mn>
        <mo stretchy="false">/</mo>
        <mn>0</mn>
      </mrow>
    </mrow>
    <annotation encoding="StarMath 5.0">0/0 , 1/0</annotation>
  </semantics>
</math>
</file>

<file path=Object 11/content.xml><?xml version="1.0" encoding="utf-8"?>
<math xmlns="http://www.w3.org/1998/Math/MathML">
  <semantics>
    <mrow>
      <mn>0</mn>
      <mo stretchy="false">/</mo>
      <mn>0</mn>
    </mrow>
    <annotation encoding="StarMath 5.0">0/0</annotation>
  </semantics>
</math>
</file>

<file path=Object 12/content.xml><?xml version="1.0" encoding="utf-8"?>
<math xmlns="http://www.w3.org/1998/Math/MathML">
  <semantics>
    <mrow>
      <mn>1</mn>
      <mo stretchy="false">/</mo>
      <mn>0</mn>
    </mrow>
    <annotation encoding="StarMath 5.0">1/0</annotation>
  </semantics>
</math>
</file>

<file path=Object 2/content.xml><?xml version="1.0" encoding="utf-8"?>
<math xmlns="http://www.w3.org/1998/Math/MathML">
  <semantics>
    <mn>11</mn>
    <annotation encoding="StarMath 5.0">11</annotation>
  </semantics>
</math>
</file>

<file path=Object 3/content.xml><?xml version="1.0" encoding="utf-8"?>
<math xmlns="http://www.w3.org/1998/Math/MathML">
  <semantics>
    <mrow>
      <mn>0</mn>
      <mo stretchy="false">/</mo>
      <mn>0</mn>
    </mrow>
    <annotation encoding="StarMath 5.0">0/0</annotation>
  </semantics>
</math>
</file>

<file path=Object 4/content.xml><?xml version="1.0" encoding="utf-8"?>
<math xmlns="http://www.w3.org/1998/Math/MathML">
  <semantics>
    <mrow>
      <mn>1</mn>
      <mo stretchy="false">/</mo>
      <mn>0</mn>
    </mrow>
    <annotation encoding="StarMath 5.0">1/0</annotation>
  </semantics>
</math>
</file>

<file path=Object 5/content.xml><?xml version="1.0" encoding="utf-8"?>
<math xmlns="http://www.w3.org/1998/Math/MathML">
  <semantics>
    <mn>10</mn>
    <annotation encoding="StarMath 5.0">10</annotation>
  </semantics>
</math>
</file>

<file path=Object 6/content.xml><?xml version="1.0" encoding="utf-8"?>
<math xmlns="http://www.w3.org/1998/Math/MathML">
  <semantics>
    <mrow>
      <mn>0</mn>
      <mo stretchy="false">/</mo>
      <mn>1</mn>
    </mrow>
    <annotation encoding="StarMath 5.0">0/1</annotation>
  </semantics>
</math>
</file>

<file path=Object 7/content.xml><?xml version="1.0" encoding="utf-8"?>
<math xmlns="http://www.w3.org/1998/Math/MathML">
  <semantics>
    <mrow>
      <mn>1</mn>
      <mo stretchy="false">/</mo>
      <mn>0</mn>
    </mrow>
    <annotation encoding="StarMath 5.0">1/0</annotation>
  </semantics>
</math>
</file>

<file path=Object 8/content.xml><?xml version="1.0" encoding="utf-8"?>
<math xmlns="http://www.w3.org/1998/Math/MathML">
  <semantics>
    <mn>01</mn>
    <annotation encoding="StarMath 5.0">01</annotation>
  </semantics>
</math>
</file>